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5.244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3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2T15:03:13.21">
            <text:p>2020/5/22 15:03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2T15:03:13.22">
            <text:p>2020/5/22 15:03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2T15:03:13.22">
            <text:p>2020/5/22 15:03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3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.471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0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3"/>
          <table:table-cell table:style-name="ce50" office:value-type="date" office:date-value="2020-05-06T17:36:07.21">
            <text:p>20/05/06 17:36</text:p>
          </table:table-cell>
          <table:table-cell table:style-name="ce60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0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3"/>
          <table:table-cell table:style-name="ce50" office:value-type="date" office:date-value="2020-05-09T17:59:44.700001">
            <text:p>20/05/09 17:59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4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3"/>
          <table:table-cell table:style-name="ce50" office:value-type="date" office:date-value="2020-05-10T13:30:58.34">
            <text:p>20/05/10 13:30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3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3"/>
          <table:table-cell table:style-name="ce50" office:value-type="date" office:date-value="2020-05-17T17:34:57.28">
            <text:p>20/05/17 17:34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3"/>
          <table:table-cell table:style-name="ce50" office:value-type="date" office:date-value="2020-05-18T16:44:27.77">
            <text:p>20/05/18 16:44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4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4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7.321cm" draw:caption-point-x="-0.61cm" draw:caption-point-y="1.512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table:number-columns-repeated="2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6" office:value-type="date" office:date-value="2020-05-22T14:14:20.16">
            <text:p>05.22</text:p>
          </table:table-cell>
          <table:table-cell table:style-name="ce58" office:value-type="date" office:date-value="2020-05-22T14:17:20.02">
            <text:p>05.22</text:p>
          </table:table-cell>
          <table:table-cell table:style-name="ce61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4">
            <text:p>24</text:p>
          </table:table-cell>
          <table:table-cell table:style-name="ce32"/>
          <table:table-cell table:style-name="ce34" office:value-type="string">
            <text:p>https://www.popularmechanics.com/science/green-tech/news/a27412/catalyst-turn-co2-into-methane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2T14:12:48.58">
            <text:p>05.22</text:p>
          </table:table-cell>
          <table:table-cell table:style-name="ce57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2T14:12:48.58">
            <text:p>05.22</text:p>
          </table:table-cell>
          <table:table-cell table:style-name="ce57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37"/>
          <table:table-cell table:style-name="ce55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4" table:formula="of:=NOW()" office:value-type="date" office:date-value="2020-05-22T14:54:52.03">
            <text:p>2020/5/22 14:5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10" table:default-cell-style-name="ce27"/>
        <table:table-column table:style-name="co11" table:default-cell-style-name="ce27"/>
        <table:table-column table:style-name="co12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3" table:default-cell-style-name="ce62"/>
        <table:table-column table:style-name="co1" table:default-cell-style-name="ce64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8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/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63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table:style-name="ce33"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3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table:style-name="ce33"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3" office:value-type="date" office:date-value="2020-05-22T14:53:27.04">
            <text:p>05.22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3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2T14:53:30.04">
            <text:p>2020/5/22 14:53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0" table:default-cell-style-name="ce28"/>
        <table:table-column table:style-name="co14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09T18:07:20.25">
            <text:p>2020/5/9 18:07</text:p>
          </table:table-cell>
          <table:table-cell table:style-name="ce64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1:43.57">
            <text:p>2020/5/20 14:4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2020/5/21 18: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1T18:17:01.82">
            <text:p>2020/5/21 18: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2020/5/21 18: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2T15:03:13.37">
            <text:p>2020/5/22 15:03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41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020/05/22</text:date>, <text:time>15:03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2T15:03:13.04</dc:date>
    <dc:creator>iwabuchi ken</dc:creator>
    <meta:editing-duration>PT15H9M39S</meta:editing-duration>
    <meta:editing-cycles>85</meta:editing-cycles>
    <meta:generator>OpenOffice/4.1.3$Win32 OpenOffice.org_project/413m1$Build-9783</meta:generator>
    <meta:document-statistic meta:table-count="6" meta:cell-count="550" meta:object-count="0"/>
  </office:meta>
</office:document-meta>
</file>